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Capitals O" svg:font-family="'Linux Libertine Capitals O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Georgia"/>
    </style:style>
    <style:style style:name="P2" style:family="paragraph" style:parent-style-name="Standard">
      <style:paragraph-properties fo:text-align="start" style:justify-single-word="false"/>
      <style:text-properties style:font-name="Georgia"/>
    </style:style>
    <style:style style:name="P3" style:family="paragraph" style:parent-style-name="Standard">
      <style:paragraph-properties fo:text-align="center" style:justify-single-word="false"/>
      <style:text-properties style:font-name="Linux Libertine Capitals O" fo:font-size="44pt" fo:font-weight="bold" style:font-size-asian="44pt" style:font-weight-asian="bold" style:font-size-complex="44pt" style:font-weight-complex="bold"/>
    </style:style>
    <style:style style:name="P4" style:family="paragraph" style:parent-style-name="Standard">
      <style:text-properties fo:color="#00ae00" style:font-name="Georgia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ae00" style:font-name="Georgia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ae00" style:font-name="Georgia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5000b" style:font-name="Georgia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5000b" style:font-name="Georgia" fo:font-weight="bold" style:font-weight-asian="bold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WTO Space-Status</text:p>
      <text:p text:style-name="P1"/>
      <text:p text:style-name="P1"/>
      <text:p text:style-name="P1"/>
      <text:p text:style-name="P4"><text:span text:style-name="T2">#Spacetime Anfang:</text:span> URL im internen Netz aufrufen: </text:p>
      <text:p text:style-name="P4"/>
      <text:p text:style-name="P5">http://wittgenstein/open</text:p>
      <text:p text:style-name="P6"/>
      <text:p text:style-name="P6"><text:tab/>→ Ampel schaltet auf grün</text:p>
      <text:p text:style-name="P6"><text:tab/>→ Open-Tweet auf @N39_SpaceStatus (ggf. retweeten!)</text:p>
      <text:p text:style-name="P6"><text:tab/>→ Anpassung der Informationen in http://n39.eu/spaceapi</text:p>
      <text:p text:style-name="P2"/>
      <text:p text:style-name="P2"/>
      <text:p text:style-name="P2"/>
      <text:p text:style-name="P2"/>
      <text:p text:style-name="P7"><text:span text:style-name="T2">#Spacetime Ende:</text:span> URL im internen Netz aufrufen:</text:p>
      <text:p text:style-name="P7"/>
      <text:p text:style-name="P8">http://wittgenstein/close</text:p>
      <text:p text:style-name="P8"/>
      <text:p text:style-name="P7"><text:tab/>→ Ampel schaltet auf rot</text:p>
      <text:p text:style-name="P7"><text:tab/>→ Close-Tweet auf @N39_SpaceStatus (ggf. retweeten!)</text:p>
      <text:p text:style-name="P7"><text:tab/>→ Anpassung der Informationen in http://n39.eu/spaceapi</text:p>
      <text:p text:style-name="P7"><text:tab/>→ Nach 5 Minuten schaltet die Ampel ab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nux Libertine Capitals O" svg:font-family="'Linux Libertine Capitals O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Haun</meta:initial-creator>
    <meta:creation-date>2013-03-27T21:24:21</meta:creation-date>
    <meta:printed-by>Stefan Haun</meta:printed-by>
    <meta:print-date>2013-03-27T21:29:10</meta:print-date>
    <dc:date>2013-03-27T21:32:15</dc:date>
    <dc:creator>Stefan Haun</dc:creator>
    <meta:editing-duration>P0D</meta:editing-duration>
    <meta:editing-cycles>1</meta:editing-cycles>
    <meta:document-statistic meta:table-count="0" meta:image-count="0" meta:object-count="0" meta:page-count="1" meta:paragraph-count="12" meta:word-count="60" meta:character-count="471" meta:non-whitespace-character-count="415"/>
    <meta:generator>LibreOffice/3.5$Linux_x86 LibreOffice_project/350m1$Build-2</meta:generator>
  </office:meta>
</office:document-meta>
</file>